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">
      <style:text-properties officeooo:paragraph-rsid="003400c7"/>
    </style:style>
    <style:style style:name="P6" style:family="paragraph" style:parent-style-name="Body_20_Text">
      <style:text-properties officeooo:paragraph-rsid="0027f6f4"/>
    </style:style>
    <style:style style:name="P7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8" style:family="paragraph" style:parent-style-name="Body" style:list-style-name="L3">
      <style:text-properties officeooo:paragraph-rsid="00356720"/>
    </style:style>
    <style:style style:name="P9" style:family="paragraph" style:parent-style-name="Body" style:list-style-name="L4"/>
    <style:style style:name="P10" style:family="paragraph" style:parent-style-name="Body" style:list-style-name="L5"/>
    <style:style style:name="P11" style:family="paragraph" style:parent-style-name="Body" style:list-style-name="L6"/>
    <style:style style:name="P12" style:family="paragraph" style:parent-style-name="Body" style:list-style-name="L7"/>
    <style:style style:name="P13" style:family="paragraph" style:parent-style-name="Body" style:list-style-name="L8"/>
    <style:style style:name="P14" style:family="paragraph" style:parent-style-name="Body" style:list-style-name="L9"/>
    <style:style style:name="P15" style:family="paragraph" style:parent-style-name="Body" style:list-style-name="L10"/>
    <style:style style:name="P16" style:family="paragraph" style:parent-style-name="Body" style:list-style-name="L11"/>
    <style:style style:name="P17" style:family="paragraph" style:parent-style-name="Body" style:list-style-name="L12"/>
    <style:style style:name="P18" style:family="paragraph" style:parent-style-name="Body" style:list-style-name="L13"/>
    <style:style style:name="P19" style:family="paragraph" style:parent-style-name="Body" style:list-style-name="L14"/>
    <style:style style:name="P20" style:family="paragraph" style:parent-style-name="Body" style:list-style-name="L15"/>
    <style:style style:name="P21" style:family="paragraph" style:parent-style-name="Body" style:list-style-name="L15">
      <style:text-properties officeooo:paragraph-rsid="003400c7"/>
    </style:style>
    <style:style style:name="P22" style:family="paragraph" style:parent-style-name="Body">
      <style:text-properties officeooo:paragraph-rsid="004bbfda"/>
    </style:style>
    <style:style style:name="P23" style:family="paragraph" style:parent-style-name="Body_20_Text" style:list-style-name="L1">
      <style:paragraph-properties fo:text-align="start" style:justify-single-word="false"/>
      <style:text-properties officeooo:rsid="0024cafd" officeooo:paragraph-rsid="0049cf7f"/>
    </style:style>
    <style:style style:name="P24" style:family="paragraph" style:parent-style-name="Body_20_Text" style:list-style-name="L2">
      <style:paragraph-properties fo:text-align="start" style:justify-single-word="false"/>
      <style:text-properties officeooo:paragraph-rsid="00356720"/>
    </style:style>
    <style:style style:name="P25" style:family="paragraph" style:parent-style-name="Body_20_Text" style:list-style-name="L16">
      <style:paragraph-properties fo:text-align="start" style:justify-single-word="false"/>
      <style:text-properties officeooo:paragraph-rsid="004bbfda"/>
    </style:style>
    <style:style style:name="P26" style:family="paragraph" style:parent-style-name="Body_20_Text">
      <style:paragraph-properties fo:text-align="start" style:justify-single-word="false"/>
      <style:text-properties officeooo:paragraph-rsid="004bbfda"/>
    </style:style>
    <style:style style:name="P27" style:family="paragraph" style:parent-style-name="Heading_20_2">
      <style:text-properties officeooo:paragraph-rsid="001f3bfb"/>
    </style:style>
    <style:style style:name="P28" style:family="paragraph" style:parent-style-name="Heading_20_2">
      <style:text-properties officeooo:paragraph-rsid="0041024a"/>
    </style:style>
    <style:style style:name="P29" style:family="paragraph" style:parent-style-name="Heading_20_3">
      <style:text-properties officeooo:paragraph-rsid="0027f6f4"/>
    </style:style>
    <style:style style:name="P30" style:family="paragraph" style:parent-style-name="Heading_20_3">
      <style:text-properties officeooo:paragraph-rsid="001c61e5"/>
    </style:style>
    <style:style style:name="P31" style:family="paragraph" style:parent-style-name="Heading_20_3">
      <style:text-properties officeooo:paragraph-rsid="00318ff8"/>
    </style:style>
    <style:style style:name="P32" style:family="paragraph" style:parent-style-name="Heading_20_3">
      <style:text-properties officeooo:paragraph-rsid="004bbfd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fo:language="en" fo:country="US" officeooo:rsid="003ee36a"/>
    </style:style>
    <style:style style:name="T6" style:family="text">
      <style:text-properties style:font-name="Times New Roman" fo:language="nl" fo:country="NL" style:font-name-complex="Times New Roman"/>
    </style:style>
    <style:style style:name="T7" style:family="text">
      <style:text-properties style:font-name="Times New Roman" fo:language="en" fo:country="US" style:font-name-complex="Times New Roman" style:text-emphasize="none"/>
    </style:style>
    <style:style style:name="T8" style:family="text">
      <style:text-properties style:font-name="Times New Roman" fo:language="en" fo:country="US" officeooo:rsid="00259c47" style:font-name-complex="Times New Roman" style:text-emphasize="none"/>
    </style:style>
    <style:style style:name="T9" style:family="text">
      <style:text-properties fo:language="de" fo:country="DE"/>
    </style:style>
    <style:style style:name="T10" style:family="text">
      <style:text-properties style:rfc-language-tag="es-ES-u-co-trad" fo:language="es" fo:country="ES"/>
    </style:style>
    <style:style style:name="T11" style:family="text">
      <style:text-properties style:rfc-language-tag="es-ES-u-co-trad" fo:language="es" fo:country="ES" officeooo:rsid="00270ea9"/>
    </style:style>
    <style:style style:name="T12" style:family="text">
      <style:text-properties style:rfc-language-tag="es-ES-u-co-trad" fo:language="es" fo:country="ES" officeooo:rsid="003d9811"/>
    </style:style>
    <style:style style:name="T13" style:family="text">
      <style:text-properties fo:language="it" fo:country="IT"/>
    </style:style>
    <style:style style:name="T14" style:family="text">
      <style:text-properties fo:language="it" fo:country="IT" officeooo:rsid="00270ea9"/>
    </style:style>
    <style:style style:name="T15" style:family="text">
      <style:text-properties fo:language="it" fo:country="IT" officeooo:rsid="003ee36a"/>
    </style:style>
    <style:style style:name="T16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7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8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9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5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6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7" style:family="text">
      <style:text-properties fo:font-variant="normal" fo:text-transform="none" fo:color="#000000" loext:opacity="100%" fo:letter-spacing="normal"/>
    </style:style>
    <style:style style:name="T28" style:family="text">
      <style:text-properties fo:font-variant="normal" fo:text-transform="none" fo:color="#000000" loext:opacity="100%" fo:letter-spacing="normal" fo:language="en" fo:country="US"/>
    </style:style>
    <style:style style:name="T29" style:family="text">
      <style:text-properties fo:font-variant="normal" fo:text-transform="none" fo:color="#000000" loext:opacity="100%" fo:letter-spacing="normal" fo:language="en" fo:country="US" officeooo:rsid="002f0801"/>
    </style:style>
    <style:style style:name="T30" style:family="text">
      <style:text-properties fo:font-variant="normal" fo:text-transform="none" fo:color="#000000" loext:opacity="100%" fo:letter-spacing="normal" fo:language="en" fo:country="US" officeooo:rsid="003400c7"/>
    </style:style>
    <style:style style:name="T31" style:family="text">
      <style:text-properties fo:font-variant="normal" fo:text-transform="none" fo:color="#000000" loext:opacity="100%" fo:letter-spacing="normal" fo:language="it" fo:country="IT"/>
    </style:style>
    <style:style style:name="T32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41350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9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50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51" style:family="text">
      <style:text-properties fo:language="pt" fo:country="PT" style:text-underline-style="none"/>
    </style:style>
    <style:style style:name="T52" style:family="text">
      <style:text-properties fo:language="fr" fo:country="FR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1d4365"/>
    </style:style>
    <style:style style:name="T55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officeooo:rsid="00270ea9"/>
    </style:style>
    <style:style style:name="T59" style:family="text">
      <style:text-properties officeooo:rsid="00383cc0"/>
    </style:style>
    <style:style style:name="T60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61" style:family="text">
      <style:text-properties fo:color="#342a06" loext:opacity="100%" style:font-name="Courier New" fo:font-size="10pt" officeooo:rsid="0033e45f" style:font-size-asian="10pt" style:font-size-complex="10pt"/>
    </style:style>
    <style:style style:name="T62" style:family="text">
      <style:text-properties fo:color="#342a06" loext:opacity="100%" style:font-name="Courier New" fo:font-size="10pt" fo:font-weight="bold" officeooo:rsid="0033e45f" fo:background-color="#efefef" loext:char-shading-value="0" style:font-size-asian="10pt" style:font-size-complex="10pt"/>
    </style:style>
    <style:style style:name="T63" style:family="text">
      <style:text-properties fo:color="#342a06" loext:opacity="100%"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64" style:family="text">
      <style:text-properties fo:color="#342a06" loext:opacity="100%"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65" style:family="text">
      <style:text-properties officeooo:rsid="0032f8e9"/>
    </style:style>
    <style:style style:name="T66" style:family="text">
      <style:text-properties officeooo:rsid="003a15c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None"><text:span text:style-name="T46">Tiffany Timbric, </text:span></text:span><text:span text:style-name="None"><text:span text:style-name="T47">Enterprise Backend Coder / </text:span></text:span><text:span text:style-name="None"><text:span text:style-name="T7">Software Develop</text:span></text:span><text:span text:style-name="None"><text:span text:style-name="T8">er/Architect</text:span></text:span><text:span text:style-name="None"><text:span text:style-name="T7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6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7">, </text:span></text:span><text:a xlink:type="simple" xlink:href="mailto:tiffany.timbric@gmail.com" text:style-name="Internet_20_link" text:visited-style-name="Visited_20_Internet_20_Link"><text:span text:style-name="Hyperlink.0"><text:span text:style-name="T44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43">.</text:span></text:span><text:span text:style-name="Hyperlink.0"><text:span text:style-name="T45">t</text:span></text:span><text:a xlink:type="simple" xlink:href="mailto:tiffany.timbric@gmail.com" text:style-name="Internet_20_link" text:visited-style-name="Visited_20_Internet_20_Link"><text:span text:style-name="Hyperlink.0"><text:span text:style-name="T43">imbric</text:span></text:span></text:a><text:a xlink:type="simple" xlink:href="mailto:tiffany.timbric@gmail.com" text:style-name="Internet_20_link" text:visited-style-name="Visited_20_Internet_20_Link"><text:span text:style-name="Hyperlink.0"><text:span text:style-name="T55">@gmail.com</text:span></text:span></text:a></text:p>
      <text:p text:style-name="P4"><text:span text:style-name="Hyperlink.0"><text:span text:style-name="T56"/></text:span></text:p>
      <text:h text:style-name="P27" text:outline-level="2"><text:span text:style-name="None"><text:span text:style-name="T6">Overview</text:span></text:span></text:h>
      <text:p text:style-name="P22"><text:span text:style-name="None"><text:span text:style-name="T11">I write code, enterprise backend, usually web services, </text:span></text:span><text:span text:style-name="None"><text:span text:style-name="T12">mostly </text:span></text:span><text:span text:style-name="None"><text:span text:style-name="T10">Java</text:span></text:span><text:span text:style-name="None"><text:span text:style-name="T1">/Kotlin/Scala, micro-services, </text:span></text:span><text:span text:style-name="None"><text:span text:style-name="T5">JEE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 / Kubernet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10">, </text:span></text:span><text:span text:style-name="None"><text:span text:style-name="T11">relational database SQL</text:span></text:span><text:span text:style-name="None"><text:span text:style-name="T1">, NoSQL, </text:span></text:span><text:span text:style-name="None"><text:span text:style-name="T13">Cassandra, </text:span></text:span><text:span text:style-name="None"><text:span text:style-name="T15">messaging / </text:span></text:span><text:span text:style-name="None"><text:span text:style-name="T14">JMS</text:span></text:span><text:span text:style-name="None"><text:span text:style-name="T13">, Hadoop, </text:span></text:span><text:span text:style-name="None"><text:span text:style-name="T14">Google </text:span></text:span><text:span text:style-name="None"><text:span text:style-name="T15">Protocol</text:span></text:span><text:span text:style-name="None"><text:span text:style-name="T13"> </text:span></text:span><text:span text:style-name="None"><text:span text:style-name="T15">Buffers</text:span></text:span><text:span text:style-name="None"><text:span text:style-name="T13">, OSGi, </text:span></text:span><text:span text:style-name="None"><text:span text:style-name="T1">Cucumber / </text:span></text:span><text:span text:style-name="None"><text:span text:style-name="T5">Gerkin</text:span></text:span><text:span text:style-name="None"><text:span text:style-name="T1">, </text:span></text:span><text:span text:style-name="None"><text:span text:style-name="T9">Wiremock</text:span></text:span><text:span text:style-name="None"><text:span text:style-name="T10">,</text:span></text:span><text:span text:style-name="None"><text:span text:style-name="T1"> </text:span></text:span><text:span text:style-name="None"><text:span text:style-name="T5">Mockito</text:span></text:span><text:span text:style-name="None"><text:span text:style-name="T1">, </text:span></text:span><text:span text:style-name="None"><text:span text:style-name="T5">JUnit</text:span></text:span><text:span text:style-name="None"><text:span text:style-name="T1">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</text:span></text:span><text:span text:style-name="None"><text:span text:style-name="T5">like</text:span></text:span><text:span text:style-name="None"><text:span text:style-name="T2"> </text:span></text:span><text:span text:style-name="None"><text:span text:style-name="T1">Puppet, Zookeeper, Jetty, Tomcat, J-Boss, </text:span></text:span><text:span text:style-name="None"><text:span text:style-name="T2">etc.</text:span></text:span></text:p>
      <text:p text:style-name="P22"><text:span text:style-name="None"><text:span text:style-name="T2"/></text:span></text:p>
      <text:p text:style-name="P22"><text:span text:style-name="None"><text:span text:style-name="T5">I’ve </text:span></text:span><text:span text:style-name="None"><text:span text:style-name="T2">having been coding commercial software since ~1990.</text:span></text:span></text:p>
      <text:p text:style-name="P22"><text:span text:style-name="None"/></text:p>
      <text:p text:style-name="P22"><text:span text:style-name="None"><text:span text:style-name="T2">I worked at Sun Microsystems, Inc. in software development, then switched to their </text:span></text:span><text:span text:style-name="None"><text:span text:style-name="T5">Sun </text:span></text:span><text:span text:style-name="None"><text:span text:style-name="T2">Java Center consult</text:span></text:span><text:span text:style-name="None"><text:span text:style-name="T5">ing group </text:span></text:span><text:span text:style-name="None"><text:span text:style-name="T2">to </text:span></text:span><text:span text:style-name="None"><text:span text:style-name="T5">help </text:span></text:span><text:span text:style-name="None"><text:span text:style-name="T2">their customer, mostly Wall Street, </text:span></text:span><text:span text:style-name="None"><text:span text:style-name="T5">but also </text:span></text:span><text:span text:style-name="None"><text:span text:style-name="T2">silicon valley. <text:s/>We </text:span></text:span><text:span text:style-name="None"><text:span text:style-name="T5">instructed on system </text:span></text:span><text:span text:style-name="None"><text:span text:style-name="T2">architecture, </text:span></text:span><text:span text:style-name="None"><text:span text:style-name="T5">software architecture, software development </text:span></text:span><text:span text:style-name="None"><text:span text:style-name="T2">methodology, </text:span></text:span><text:span text:style-name="None"><text:span text:style-name="T5">a</text:span></text:span><text:span text:style-name="None"><text:span text:style-name="T15">nd coded</text:span></text:span><text:span text:style-name="None"><text:span text:style-name="T14">. </text:span></text:span><text:span text:style-name="None"><text:span text:style-name="T2"><text:s/>Later I worked at </text:span></text:span><text:span text:style-name="None"><text:span text:style-name="T5">PayPal, Tendril,</text:span></text:span><text:span text:style-name="None"><text:span text:style-name="T2"> JDA Software Group, </text:span></text:span><text:span text:style-name="None"><text:span text:style-name="T5">and others</text:span></text:span><text:span text:style-name="None"><text:span text:style-name="T2"> as a lead </text:span></text:span><text:span text:style-name="None"><text:span text:style-name="T5">developer.</text:span></text:span></text:p>
      <text:p text:style-name="Body_20_Text"><text:span text:style-name="None"/></text:p>
      <text:h text:style-name="P28" text:outline-level="2"><text:span text:style-name="None"><text:span text:style-name="T18">Personal Coding Examples</text:span></text:span></text:h>
      <text:list xml:id="list1759010277" text:style-name="L1">
        <text:list-item>
          <text:p text:style-name="P23">Finite State Machine Library</text:p>
          <text:list>
            <text:list-item>
              <text:p text:style-name="P23"><text:a xlink:type="simple" xlink:href="https://github.com/chadwickboggs/fsm" text:style-name="Internet_20_link" text:visited-style-name="Visited_20_Internet_20_Link"><text:span text:style-name="T63">https://github.com/chadwickboggs/fsm</text:span></text:a></text:p>
            </text:list-item>
          </text:list>
        </text:list-item>
        <text:list-item>
          <text:p text:style-name="P23">Crypto, a command-line tool supporting cryptosystem plugins</text:p>
          <text:list>
            <text:list-item>
              <text:list>
                <text:list-item>
                  <text:p text:style-name="P23"><text:a xlink:type="simple" xlink:href="https://github.com/chadwickboggs/crypto" text:style-name="Internet_20_link" text:visited-style-name="Visited_20_Internet_20_Link"><text:span text:style-name="T64">https://github.com/chadwickboggs/crypto</text:span></text:a></text:p>
                </text:list-item>
              </text:list>
            </text:list-item>
            <text:list-item>
              <text:p text:style-name="P23">NtruCryptosystem, <text:span text:style-name="T65">a</text:span> Cr<text:span text:style-name="T65">y</text:span>pto plugin supporting NTRU <text:span text:style-name="T66">(two key) </text:span>cryptography</text:p>
              <text:list>
                <text:list-item>
                  <text:p text:style-name="P23"><text:a xlink:type="simple" xlink:href="https://tbuktu.github.io/ntru" text:style-name="Internet_20_link" text:visited-style-name="Visited_20_Internet_20_Link"><text:span text:style-name="T61">https://tbuktu.github.io/ntru</text:span></text:a></text:p>
                </text:list-item>
              </text:list>
            </text:list-item>
            <text:list-item>
              <text:p text:style-name="P23">XorCryptosystem, <text:span text:style-name="T65">a</text:span> Crypto plugin supporting XOR <text:span text:style-name="T66">(</text:span>single key<text:span text:style-name="T66">)</text:span> cryptography</text:p>
              <text:list>
                <text:list-item>
                  <text:p text:style-name="P23"><text:a xlink:type="simple" xlink:href="https://en.wikipedia.org/wiki/XOR_cipher" text:style-name="Internet_20_link" text:visited-style-name="Visited_20_Internet_20_Link"><text:span text:style-name="T62">https://en.wikipedia.org/wiki/XOR_cipher</text:span></text:a><text:span text:style-name="T60"><text:line-break/></text:span></text:p>
                </text:list-item>
              </text:list>
            </text:list-item>
          </text:list>
        </text:list-item>
      </text:list>
      <text:h text:style-name="P28" text:outline-level="2"><text:span text:style-name="None"><text:span text:style-name="T17">Employment History</text:span></text:span></text:h>
      <text:h text:style-name="P32" text:outline-level="3"><text:span text:style-name="None"><text:span text:style-name="T35">6/</text:span></text:span><text:span text:style-name="None"><text:span text:style-name="T34">202</text:span></text:span><text:span text:style-name="None"><text:span text:style-name="T35">2</text:span></text:span><text:span text:style-name="None"><text:span text:style-name="T34"> – </text:span></text:span><text:span text:style-name="None"><text:span text:style-name="T35">1</text:span></text:span><text:span text:style-name="None"><text:span text:style-name="T34">/202</text:span></text:span><text:span text:style-name="None"><text:span text:style-name="T35">3</text:span></text:span><text:span text:style-name="None"><text:span text:style-name="T34"> </text:span></text:span><text:span text:style-name="None"><text:span text:style-name="T35">Senior </text:span></text:span><text:span text:style-name="None"><text:span text:style-name="T34">Software </text:span></text:span><text:span text:style-name="None"><text:span text:style-name="T35">Engineer</text:span></text:span><text:span text:style-name="None"><text:span text:style-name="T34">, </text:span></text:span><text:span text:style-name="None"><text:span text:style-name="T35">Global Healthcare Exchange (GHX)</text:span></text:span></text:h>
      <text:list xml:id="list2905650136" text:style-name="L16">
        <text:list-item>
          <text:p text:style-name="P25"><text:span text:style-name="None"><text:span text:style-name="T39">Lead team authoring software connecting hospital ERP and medical equipment purchasing systems to GHX</text:span></text:span><text:span text:style-name="None"><text:span text:style-name="T37">.</text:span></text:span></text:p>
        </text:list-item>
        <text:list-item>
          <text:p text:style-name="P25"><text:span text:style-name="None"><text:span text:style-name="T39">Used AWS EC2, SQS, S3, and Lambdas, Java, Oracle.</text:span></text:span></text:p>
        </text:list-item>
        <text:list-item>
          <text:p text:style-name="P25"><text:span text:style-name="None"><text:span text:style-name="T39">Web Services, FTP, sFTP, HTTP(S), JSON serialization/deserialization, SQL.</text:span></text:span></text:p>
        </text:list-item>
        <text:list-item>
          <text:p text:style-name="P25"><text:span text:style-name="None"><text:span text:style-name="T39">Deployed in 100’s of customer data centers, two week release cadence w/ prod deploy.</text:span></text:span></text:p>
        </text:list-item>
      </text:list>
      <text:p text:style-name="P26"><text:span text:style-name="None"><text:span text:style-name="T39"/></text:span></text:p>
      <text:h text:style-name="P32" text:outline-level="3"><text:span text:style-name="None"><text:span text:style-name="T34">2020 – 5/2022 Software Developer, PayPal w/ TCS</text:span></text:span></text:h>
      <text:list xml:id="list3945637561" text:style-name="L2">
        <text:list-item>
          <text:p text:style-name="P24"><text:span text:style-name="None"><text:span text:style-name="T37">Implemented direct deposit signup services in Spring Boot.</text:span></text:span></text:p>
        </text:list-item>
        <text:list-item>
          <text:p text:style-name="P24"><text:soft-page-break/><text:span text:style-name="None"><text:span text:style-name="T37">Implemented account bank migrations, bank change, for all PayPal accounts in Spring Batch.</text:span></text:span></text:p>
        </text:list-item>
        <text:list-item>
          <text:p text:style-name="P24"><text:span text:style-name="None"><text:span text:style-name="T37">Maintained and implemented feature enhancements to a batch merchan</text:span></text:span><text:span text:style-name="None"><text:span text:style-name="T38">t</text:span></text:span><text:span text:style-name="None"><text:span text:style-name="T37"> report generation system.</text:span></text:span></text:p>
        </text:list-item>
      </text:list>
      <text:p text:style-name="P6"><text:span text:style-name="None"><text:span text:style-name="T36"/></text:span></text:p>
      <text:h text:style-name="P29" text:outline-level="3"><text:span text:style-name="None"><text:span text:style-name="T24">201</text:span></text:span><text:span text:style-name="None"><text:span text:style-name="T26">9</text:span></text:span><text:span text:style-name="None"><text:span text:style-name="T21"> Software Engineer</text:span></text:span><text:span text:style-name="None"><text:span text:style-name="T24">, </text:span></text:span><text:span text:style-name="None"><text:span text:style-name="T25">Arris / </text:span></text:span><text:span text:style-name="None"><text:span text:style-name="T24">Com</text:span></text:span><text:span text:style-name="None"><text:span text:style-name="T33">mscope</text:span></text:span></text:h>
      <text:list xml:id="list3055026483" text:style-name="L3">
        <text:list-item>
          <text:p text:style-name="P8"><text:span text:style-name="T40">Updated the video catalog and merchandising backend originally authored by Motorola for Bouygues Telecom, France</text:span><text:span text:style-name="T53">.</text:span></text:p>
        </text:list-item>
        <text:list-item>
          <text:p text:style-name="P8"><text:span text:style-name="T54">Java EE, Wild</text:span><text:span text:style-name="T48">F</text:span><text:span text:style-name="T54">ly, Glass</text:span><text:span text:style-name="T48">F</text:span><text:span text:style-name="T54">ish, Web</text:span><text:span text:style-name="T48">S</text:span><text:span text:style-name="T54">phere, REST, Wiremock, Mockito, Postman, Wireshark.</text:span></text:p>
        </text:list-item>
      </text:list>
      <text:p text:style-name="P3"/>
      <text:h text:style-name="P30" text:outline-level="3"><text:span text:style-name="None"><text:span text:style-name="T24">201</text:span></text:span><text:span text:style-name="None"><text:span text:style-name="T21">8 – 4/</text:span></text:span><text:span text:style-name="None"><text:span text:style-name="T24">201</text:span></text:span><text:span text:style-name="None"><text:span text:style-name="T21">8 Software Engineer</text:span></text:span><text:span text:style-name="None"><text:span text:style-name="T24">, Comcast, Corp.</text:span></text:span></text:h>
      <text:list xml:id="list4013100883" text:style-name="L4">
        <text:list-item>
          <text:p text:style-name="P9"><text:span text:style-name="T3">Updated one Java system to Docker/Kubernetes,</text:span><text:span text:style-name="T51"> Java </text:span><text:span text:style-name="T3">11</text:span><text:span text:style-name="T53">, </text:span><text:span text:style-name="T3">Cucumber, Reactive Extensions, Git</text:span><text:span text:style-name="T53">.</text:span></text:p>
        </text:list-item>
      </text:list>
      <text:p text:style-name="P2"/>
      <text:h text:style-name="Heading_20_3" text:outline-level="3"><text:span text:style-name="None"><text:span text:style-name="T49">2016 – 2017 Software Engineer</text:span></text:span><text:span text:style-name="None"><text:span text:style-name="T50">, Charter Communications.</text:span></text:span></text:h>
      <text:list xml:id="list2397839335" text:style-name="L5">
        <text:list-item>
          <text:p text:style-name="P10"><text:span text:style-name="T1">Maintained 100+ Java micro-services, added new micro-services all in</text:span><text:span text:style-name="T9"> Amazon Web Services</text:span><text:span text:style-name="T1">.</text:span></text:p>
        </text:list-item>
        <text:list-item>
          <text:p text:style-name="P10"><text:span text:style-name="T52">Linux, Netflix OSS, Cassandra NoSQL, </text:span><text:span text:style-name="T1">Reactive Extensions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20">9/2014 – 2015 Software Engineer</text:span></text:span><text:span text:style-name="None"><text:span text:style-name="T19">, Comcast, Corp.</text:span></text:span></text:h>
      <text:list xml:id="list2797880103" text:style-name="L6">
        <text:list-item>
          <text:p text:style-name="P11"><text:span text:style-name="T1">Designed and built</text:span> <text:span text:style-name="T59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20">2014 – 5/2014 Software Engineer</text:span></text:span><text:span text:style-name="None"><text:span text:style-name="T19">, Tendril, Inc.</text:span></text:span></text:h>
      <text:list xml:id="list1590941367" text:style-name="L7">
        <text:list-item>
          <text:p text:style-name="P12"><text:span text:style-name="None"><text:span text:style-name="T28">Back-end dev-ops programmer on SOA Finagle+Protobuf+Cloud Java/Scala micro-services</text:span></text:span><text:span text:style-name="None"><text:span text:style-name="T27">.</text:span></text:span></text:p>
        </text:list-item>
        <text:list-item>
          <text:p text:style-name="P12"><text:span text:style-name="None"><text:span text:style-name="T28">Atlassian, Cucumber BDD, PostgreSQL, Hadoop, Hibernate, Scala, Intelli-J IDEA, Git</text:span></text:span><text:span text:style-name="None"><text:span text:style-name="T27">.</text:span></text:span></text:p>
        </text:list-item>
      </text:list>
      <text:p text:style-name="Body_20_Text"/>
      <text:h text:style-name="Heading_20_3" text:outline-level="3"><text:span text:style-name="None"><text:span text:style-name="T20">2010 – 2013 Senior Software Engineer, JDA Software Group, Inc. which merged with RedPrairie, Corp. formerly StorePerform, Inc.</text:span></text:span></text:h>
      <text:list xml:id="list1963466986" text:style-name="L8">
        <text:list-item>
          <text:p text:style-name="P13"><text:span text:style-name="None"><text:span text:style-name="T28">Project Lead for integration of iOS, Android mobile task system with legacy web-based system</text:span></text:span></text:p>
        </text:list-item>
        <text:list-item>
          <text:p text:style-name="P13"><text:span text:style-name="None"><text:span text:style-name="T28">Tasks roughly are E-mail messages enhanced for distributing and tracking business actions.</text:span></text:span></text:p>
        </text:list-item>
        <text:list-item>
          <text:p text:style-name="P13"><text:span text:style-name="None"><text:span text:style-name="T28">Customers included Fortune-500 companies. Scalability, performance were significant.</text:span></text:span></text:p>
        </text:list-item>
        <text:list-item>
          <text:p text:style-name="P13"><text:span text:style-name="None"><text:span text:style-name="T28">Technologies: OSGi, Gradle, Git, and Sql Server, Git, Mercurial, Subversion, CVS</text:span></text:span><text:span text:style-name="None"><text:span text:style-name="T27">.</text:span></text:span></text:p>
        </text:list-item>
        <text:list-item>
          <text:p text:style-name="P13"><text:span text:style-name="None"><text:span text:style-name="T28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20">2008 – 2009 Independent Software Development Consultant</text:span></text:span></text:h>
      <text:list xml:id="list2833457788" text:style-name="L9">
        <text:list-item>
          <text:p text:style-name="P14"><text:span text:style-name="None"><text:span text:style-name="T28">Extended and maintained a JEE merchandise inventory system with MySQL DB, Java, Spring</text:span></text:span><text:span text:style-name="None"><text:span text:style-name="T27">.</text:span></text:span></text:p>
        </text:list-item>
        <text:list-item>
          <text:p text:style-name="P14"><text:span text:style-name="None"><text:span text:style-name="T28">Customers: AmDocs, Etilize, Bell South, eBay, Frontier Airlines, Skyway</text:span></text:span></text:p>
        </text:list-item>
      </text:list>
      <text:p text:style-name="Body_20_Text"><text:soft-page-break/></text:p>
      <text:h text:style-name="Heading_20_3" text:outline-level="3"><text:span text:style-name="None"><text:span text:style-name="T20">2007 Chief Operation Officer, Evolution Hosting, Inc.</text:span></text:span></text:h>
      <text:list xml:id="list1271575035" text:style-name="L10">
        <text:list-item>
          <text:p text:style-name="P15"><text:span text:style-name="None"><text:span text:style-name="T28">Via</text:span></text:span><text:span text:style-name="None"><text:span text:style-name="T29">W</text:span></text:span><text:span text:style-name="None"><text:span text:style-name="T28">est data center Linux servers for J2EE applications with Java management software, Java, Linux, VMware, Zen, Amazon Web Services</text:span></text:span><text:span text:style-name="None"><text:span text:style-name="T27">.</text:span></text:span></text:p>
        </text:list-item>
        <text:list-item>
          <text:p text:style-name="P15"><text:span text:style-name="None"><text:span text:style-name="T28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pan text:style-name="None"><text:span text:style-name="T20">2004 – 2007 Independent Software Development Consultant &amp; Sun Java Consultant</text:span></text:span></text:h>
      <text:list xml:id="list2536533188" text:style-name="L11">
        <text:list-item>
          <text:p text:style-name="P16"><text:span text:style-name="None"><text:span text:style-name="T28">Created NIO client with could reach 100 Mb/s scale message rates.</text:span></text:span></text:p>
        </text:list-item>
        <text:list-item>
          <text:p text:style-name="P16"><text:span text:style-name="None"><text:span text:style-name="T28">Created new web sites, Java</text:span></text:span><text:span text:style-name="None"><text:span text:style-name="T27">.</text:span></text:span></text:p>
        </text:list-item>
        <text:list-item>
          <text:p text:style-name="P16"><text:span text:style-name="None"><text:span text:style-name="T28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pan text:style-name="None"><text:span text:style-name="T20">2002 – 2004 Senior Software Architect</text:span></text:span><text:span text:style-name="None"><text:span text:style-name="T22">, Packexpo, Inc.</text:span></text:span></text:h>
      <text:list xml:id="list2695403675" text:style-name="L12">
        <text:list-item>
          <text:p text:style-name="P17"><text:span text:style-name="None"><text:span text:style-name="T28">Created a reporting systems for packaging advertising services.</text:span></text:span></text:p>
        </text:list-item>
        <text:list-item>
          <text:p text:style-name="P17"><text:span text:style-name="None"><text:span text:style-name="T28">Maintained packaging advertising web site.</text:span></text:span></text:p>
        </text:list-item>
        <text:list-item>
          <text:p text:style-name="P17"><text:span text:style-name="None"><text:span text:style-name="T28">Technologies: JBoss, Linux, MySQL, Intelli-J, BeanShell, JSP, Lzop'ed data stream for large DB backups over NFS mounts, Java, Groovy</text:span></text:span><text:span text:style-name="None"><text:span text:style-name="T27">.</text:span></text:span></text:p>
        </text:list-item>
      </text:list>
      <text:p text:style-name="Body_20_Text"/>
      <text:h text:style-name="P31" text:outline-level="3"><text:span text:style-name="None"><text:span text:style-name="T23">1999 </text:span></text:span><text:span text:style-name="None"><text:span text:style-name="T20">–</text:span></text:span><text:span text:style-name="None"><text:span text:style-name="T23"> 2002 Java Consultant</text:span></text:span><text:span text:style-name="None"><text:span text:style-name="T20">, Sun Java Center, Sun Microsystems, Inc.</text:span></text:span></text:h>
      <text:list xml:id="list2803817001" text:style-name="L13">
        <text:list-item>
          <text:p text:style-name="P18"><text:span text:style-name="None"><text:span text:style-name="T28">Represented Sun for RUP, UP, SunTone, OOA&amp;D mentoring and J2EE coding, Java, SCCS, Teamware, RCS, Solaris, Java</text:span></text:span><text:span text:style-name="None"><text:span text:style-name="T27">.</text:span></text:span></text:p>
        </text:list-item>
        <text:list-item>
          <text:p text:style-name="P18"><text:span text:style-name="None"><text:span text:style-name="T31">Consulted at Citigroup, Vanguard Fiduciary Trust, Credit Suisse.</text:span></text:span></text:p>
        </text:list-item>
        <text:list-item>
          <text:p text:style-name="P18"><text:span text:style-name="None"><text:span text:style-name="T28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20">1998 – 1999 Java Developer, Sun Educational Services, Sun Microsystems, Inc.</text:span></text:span></text:h>
      <text:list xml:id="list3719356982" text:style-name="L14">
        <text:list-item>
          <text:p text:style-name="P19"><text:span text:style-name="None"><text:span text:style-name="T28">Created web-based and Swing computer assisted training systems.</text:span></text:span></text:p>
        </text:list-item>
        <text:list-item>
          <text:p text:style-name="P19"><text:span text:style-name="None"><text:span text:style-name="T28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32">Education, Certifications, Patents</text:span></text:span></text:h>
      <text:list xml:id="list1179345362" text:style-name="L15">
        <text:list-item>
          <text:p text:style-name="P20"><text:span text:style-name="None"><text:span text:style-name="T28">Sun Certified Java Developer</text:span></text:span></text:p>
        </text:list-item>
        <text:list-item>
          <text:p text:style-name="P20"><text:span text:style-name="None"><text:span text:style-name="T28">Sun Certified Java Programmer</text:span></text:span></text:p>
        </text:list-item>
        <text:list-item>
          <text:p text:style-name="P20"><text:span text:style-name="None"><text:span text:style-name="T17">Patent:</text:span></text:span><text:span text:style-name="None"><text:span text:style-name="T16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6"> </text:span></text:span><text:span text:style-name="None"><text:span text:style-name="T17">Search engine interface and method of controlling client searches</text:span></text:span></text:p>
        </text:list-item>
        <text:list-item>
          <text:p text:style-name="P20"><text:span text:style-name="None"><text:span text:style-name="T28">B.S. Computer Science, University of Colorado at Boulder</text:span></text:span></text:p>
        </text:list-item>
        <text:list-item>
          <text:p text:style-name="P21"><text:span text:style-name="None"><text:span text:style-name="T30">Attended the United States Military Academy at West Point</text:span></text:span></text:p>
        </text:list-item>
      </text:list>
      <text:p text:style-name="P5"><text:span text:style-name="None"><text:span text:style-name="T3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3-01-20T07:37:47.595899411</dc:date>
    <meta:editing-duration>PT46M8S</meta:editing-duration>
    <meta:editing-cycles>37</meta:editing-cycles>
    <dc:creator>Tiffany Timbric</dc:creator>
    <meta:document-statistic meta:table-count="0" meta:image-count="0" meta:object-count="0" meta:page-count="3" meta:paragraph-count="70" meta:word-count="802" meta:character-count="5750" meta:non-whitespace-character-count="5051"/>
  </office:meta>
</office:document-meta>
</file>